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co27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3962.0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8925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office:value-type="string" calcext:value-type="string">
            <text:p>278.8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.00.0000</text:date>, <text:time style:data-style-name="N2" text:time-value="13:09:26.10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04T13:13:50.944000000</dc:date>
    <meta:editing-duration>P3DT5H28M10S</meta:editing-duration>
    <meta:editing-cycles>1293</meta:editing-cycles>
    <meta:document-statistic meta:table-count="2" meta:cell-count="5946" meta:object-count="0"/>
  </office:meta>
</office:document-meta>
</file>